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139in" style:rel-column-width="12864*"/>
    </style:style>
    <style:style style:name="Table2.B" style:family="table-column">
      <style:table-column-properties style:column-width="1.3715in" style:rel-column-width="13429*"/>
    </style:style>
    <style:style style:name="Table2.C" style:family="table-column">
      <style:table-column-properties style:column-width="2.0021in" style:rel-column-width="19603*"/>
    </style:style>
    <style:style style:name="Table2.D" style:family="table-column">
      <style:table-column-properties style:column-width="2.0056in" style:rel-column-width="19639*"/>
    </style:style>
    <style:style style:name="Table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cccccc"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0014in" style:rel-column-width="9805*"/>
    </style:style>
    <style:style style:name="Table1.B" style:family="table-column">
      <style:table-column-properties style:column-width="1.25in" style:rel-column-width="12239*"/>
    </style:style>
    <style:style style:name="Table1.C" style:family="table-column">
      <style:table-column-properties style:column-width="2.2507in" style:rel-column-width="22037*"/>
    </style:style>
    <style:style style:name="Table1.D" style:family="table-column">
      <style:table-column-properties style:column-width="2.191in" style:rel-column-width="21454*"/>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8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2.6951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4d0d2" officeooo:paragraph-rsid="0004d0d2" style:font-size-asian="10pt" style:font-style-asian="normal" style:font-weight-asian="bold" style:font-size-complex="10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4d0d2" officeooo:paragraph-rsid="000a5d2e" style:font-size-asian="10pt" style:font-style-asian="normal" style:font-weight-asian="bold" style:font-size-complex="10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04d0d2" officeooo:paragraph-rsid="00355903"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36f9e0" officeooo:paragraph-rsid="0036f9e0"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8dd4" officeooo:paragraph-rsid="00068dd4"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8dd4" officeooo:paragraph-rsid="000a5d2e"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6dc13" officeooo:paragraph-rsid="0006dc13"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8c9e1" officeooo:paragraph-rsid="0008c9e1"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5d2e" officeooo:paragraph-rsid="000a5d2e"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6dc1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68dd4"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b4b6b"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b4b6b" officeooo:paragraph-rsid="000b4b6b"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72de" officeooo:paragraph-rsid="000c72de"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72de" officeooo:paragraph-rsid="000e2b51"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65d18" officeooo:paragraph-rsid="00365d1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6f9e0" officeooo:paragraph-rsid="0036f9e0"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72987" officeooo:paragraph-rsid="00372987"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86375" officeooo:paragraph-rsid="00386375"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86375" officeooo:paragraph-rsid="0038ac15"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8ac15" officeooo:paragraph-rsid="0038ac15"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996be" officeooo:paragraph-rsid="003996b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b8dd9" officeooo:paragraph-rsid="003b8dd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c54c2" officeooo:paragraph-rsid="003c54c2"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text-properties officeooo:paragraph-rsid="000a5d2e"/>
    </style:style>
    <style:style style:name="P2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49c3" officeooo:paragraph-rsid="000b49c3"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49c3" officeooo:paragraph-rsid="00355903" style:font-size-asian="12.25pt" style:font-weight-asian="bold" style:font-size-complex="14pt" style:font-weight-complex="bold"/>
    </style:style>
    <style:style style:name="P29" style:family="paragraph" style:parent-style-name="Standard">
      <style:text-properties officeooo:paragraph-rsid="00355903"/>
    </style:style>
    <style:style style:name="P30" style:family="paragraph" style:parent-style-name="Standard">
      <style:text-properties officeooo:rsid="003d6b61" officeooo:paragraph-rsid="003d6b61"/>
    </style:style>
    <style:style style:name="P31" style:family="paragraph" style:parent-style-name="Standard">
      <style:text-properties officeooo:rsid="0040c947" officeooo:paragraph-rsid="0040c947"/>
    </style:style>
    <style:style style:name="P32" style:family="paragraph" style:parent-style-name="Standard">
      <style:text-properties officeooo:rsid="004550bd" officeooo:paragraph-rsid="004550bd"/>
    </style:style>
    <style:style style:name="P33" style:family="paragraph" style:parent-style-name="Standard">
      <style:text-properties officeooo:rsid="0046c31b" officeooo:paragraph-rsid="0046c31b"/>
    </style:style>
    <style:style style:name="P34" style:family="paragraph" style:parent-style-name="Standard">
      <style:text-properties officeooo:rsid="004ac109" officeooo:paragraph-rsid="004ac109"/>
    </style:style>
    <style:style style:name="P35" style:family="paragraph" style:parent-style-name="Standard">
      <style:text-properties officeooo:rsid="004d1b12" officeooo:paragraph-rsid="004d1b12"/>
    </style:style>
    <style:style style:name="P36" style:family="paragraph" style:parent-style-name="Standard">
      <style:text-properties officeooo:rsid="0051b95a" officeooo:paragraph-rsid="0051b95a"/>
    </style:style>
    <style:style style:name="P37" style:family="paragraph" style:parent-style-name="Standard">
      <style:text-properties style:text-underline-style="solid" style:text-underline-width="auto" style:text-underline-color="font-color" fo:font-weight="bold" officeooo:rsid="003d6b61" officeooo:paragraph-rsid="003d6b61" style:font-weight-asian="bold" style:font-weight-complex="bold"/>
    </style:style>
    <style:style style:name="P38" style:family="paragraph" style:parent-style-name="Standard">
      <style:text-properties officeooo:rsid="005e346a" officeooo:paragraph-rsid="005e346a"/>
    </style:style>
    <style:style style:name="P39" style:family="paragraph" style:parent-style-name="Text_20_body">
      <style:paragraph-properties fo:margin-top="0in" fo:margin-bottom="0in" loext:contextual-spacing="false"/>
      <style:text-properties officeooo:rsid="0022b84a" officeooo:paragraph-rsid="0022b84a"/>
    </style:style>
    <style:style style:name="P40" style:family="paragraph" style:parent-style-name="Text_20_body">
      <style:paragraph-properties fo:margin-top="0in" fo:margin-bottom="0in" loext:contextual-spacing="false"/>
      <style:text-properties officeooo:rsid="0022b84a" officeooo:paragraph-rsid="002756c9"/>
    </style:style>
    <style:style style:name="P41" style:family="paragraph" style:parent-style-name="Text_20_body">
      <style:paragraph-properties fo:margin-top="0in" fo:margin-bottom="0in" loext:contextual-spacing="false"/>
      <style:text-properties officeooo:rsid="0026099c" officeooo:paragraph-rsid="0026099c"/>
    </style:style>
    <style:style style:name="P42" style:family="paragraph" style:parent-style-name="Text_20_body">
      <style:paragraph-properties fo:margin-top="0in" fo:margin-bottom="0in" loext:contextual-spacing="false"/>
      <style:text-properties officeooo:paragraph-rsid="0022b84a"/>
    </style:style>
    <style:style style:name="P43" style:family="paragraph" style:parent-style-name="Text_20_body">
      <style:paragraph-properties fo:margin-top="0in" fo:margin-bottom="0in" loext:contextual-spacing="false"/>
      <style:text-properties officeooo:rsid="0030dd36" officeooo:paragraph-rsid="0030dd36"/>
    </style:style>
    <style:style style:name="P44" style:family="paragraph" style:parent-style-name="Text_20_body">
      <style:paragraph-properties fo:margin-top="0in" fo:margin-bottom="0in" loext:contextual-spacing="false"/>
      <style:text-properties officeooo:rsid="003281a7" officeooo:paragraph-rsid="003281a7"/>
    </style:style>
    <style:style style:name="P45" style:family="paragraph" style:parent-style-name="Text_20_body">
      <style:paragraph-properties fo:margin-top="0in" fo:margin-bottom="0in" loext:contextual-spacing="false"/>
      <style:text-properties officeooo:rsid="0034c9f9" officeooo:paragraph-rsid="0034c9f9"/>
    </style:style>
    <style:style style:name="P46" style:family="paragraph" style:parent-style-name="Text_20_body">
      <style:paragraph-properties fo:line-height="100%"/>
      <style:text-properties officeooo:rsid="0010c278" officeooo:paragraph-rsid="0010c278"/>
    </style:style>
    <style:style style:name="P47" style:family="paragraph" style:parent-style-name="Text_20_body">
      <style:paragraph-properties fo:line-height="100%"/>
      <style:text-properties officeooo:rsid="0010c278" officeooo:paragraph-rsid="002f0f60"/>
    </style:style>
    <style:style style:name="P48" style:family="paragraph" style:parent-style-name="Text_20_body">
      <style:text-properties officeooo:rsid="0022b84a" officeooo:paragraph-rsid="0022b84a"/>
    </style:style>
    <style:style style:name="P49" style:family="paragraph" style:parent-style-name="Text_20_body">
      <style:paragraph-properties fo:margin-top="0in" fo:margin-bottom="0.0181in" loext:contextual-spacing="false" fo:line-height="100%"/>
      <style:text-properties officeooo:rsid="0010c278" officeooo:paragraph-rsid="0010c278"/>
    </style:style>
    <style:style style:name="P50" style:family="paragraph" style:parent-style-name="Standard">
      <style:paragraph-properties fo:margin-top="0in" fo:margin-bottom="0in" loext:contextual-spacing="false"/>
      <style:text-properties officeooo:rsid="0023d978" officeooo:paragraph-rsid="002756c9"/>
    </style:style>
    <style:style style:name="P51" style:family="paragraph" style:parent-style-name="Standard">
      <style:text-properties officeooo:rsid="004f0b90" officeooo:paragraph-rsid="004f0b90"/>
    </style:style>
    <style:style style:name="P52" style:family="paragraph" style:parent-style-name="Standard">
      <style:text-properties officeooo:rsid="00677db1" officeooo:paragraph-rsid="00677db1"/>
    </style:style>
    <style:style style:name="P53" style:family="paragraph" style:parent-style-name="Text_20_body" style:list-style-name="L1">
      <style:paragraph-properties fo:line-height="100%"/>
      <style:text-properties officeooo:rsid="0015c393" officeooo:paragraph-rsid="0015c393"/>
    </style:style>
    <style:style style:name="P54" style:family="paragraph" style:parent-style-name="Text_20_body" style:list-style-name="L1">
      <style:paragraph-properties fo:line-height="100%"/>
      <style:text-properties officeooo:rsid="0017a745" officeooo:paragraph-rsid="0017a745"/>
    </style:style>
    <style:style style:name="P55" style:family="paragraph" style:parent-style-name="Text_20_body" style:list-style-name="L1">
      <style:paragraph-properties fo:line-height="100%"/>
      <style:text-properties officeooo:rsid="00188df2" officeooo:paragraph-rsid="00188df2"/>
    </style:style>
    <style:style style:name="P56" style:family="paragraph" style:parent-style-name="Text_20_body" style:list-style-name="L1">
      <style:paragraph-properties fo:line-height="100%"/>
      <style:text-properties officeooo:rsid="001a39d9" officeooo:paragraph-rsid="001a39d9"/>
    </style:style>
    <style:style style:name="P57" style:family="paragraph" style:parent-style-name="Text_20_body" style:list-style-name="L1">
      <style:paragraph-properties fo:line-height="100%"/>
      <style:text-properties officeooo:rsid="001c36f2" officeooo:paragraph-rsid="001a39d9"/>
    </style:style>
    <style:style style:name="P58" style:family="paragraph" style:parent-style-name="Text_20_body" style:list-style-name="L1">
      <style:paragraph-properties fo:line-height="100%"/>
      <style:text-properties officeooo:rsid="001c36f2" officeooo:paragraph-rsid="001c36f2"/>
    </style:style>
    <style:style style:name="P59" style:family="paragraph" style:parent-style-name="Text_20_body" style:list-style-name="L1">
      <style:text-properties officeooo:rsid="001c634e" officeooo:paragraph-rsid="001c634e"/>
    </style:style>
    <style:style style:name="P60" style:family="paragraph" style:parent-style-name="Text_20_body" style:list-style-name="L1">
      <style:text-properties officeooo:rsid="001ceb94" officeooo:paragraph-rsid="001ceb94"/>
    </style:style>
    <style:style style:name="P61" style:family="paragraph" style:parent-style-name="Text_20_body" style:list-style-name="L1">
      <style:text-properties officeooo:rsid="00201cf3" officeooo:paragraph-rsid="00201cf3"/>
    </style:style>
    <style:style style:name="P62" style:family="paragraph" style:parent-style-name="Text_20_body" style:list-style-name="L1">
      <style:text-properties officeooo:rsid="0021477c" officeooo:paragraph-rsid="0021477c"/>
    </style:style>
    <style:style style:name="P63" style:family="paragraph" style:parent-style-name="Text_20_body" style:list-style-name="L1">
      <style:text-properties officeooo:rsid="0022b84a" officeooo:paragraph-rsid="0022b84a"/>
    </style:style>
    <style:style style:name="P64" style:family="paragraph" style:parent-style-name="Text_20_body">
      <style:paragraph-properties fo:text-align="center" style:justify-single-word="false"/>
      <style:text-properties fo:font-size="14pt" style:text-underline-style="solid" style:text-underline-width="auto" style:text-underline-color="font-color" fo:font-weight="bold" officeooo:rsid="000b49c3" officeooo:paragraph-rsid="000b49c3" style:font-size-asian="12.25pt" style:font-weight-asian="bold" style:font-size-complex="14pt" style:font-weight-complex="bold"/>
    </style:style>
    <style:style style:name="P65" style:family="paragraph" style:parent-style-name="Text_20_body">
      <style:paragraph-properties fo:margin-top="0in" fo:margin-bottom="0in" loext:contextual-spacing="false"/>
      <style:text-properties officeooo:rsid="0022b84a" officeooo:paragraph-rsid="0022b84a"/>
    </style:style>
    <style:style style:name="P66" style:family="paragraph" style:parent-style-name="Text_20_body" style:list-style-name="L2">
      <style:paragraph-properties fo:margin-top="0in" fo:margin-bottom="0in" loext:contextual-spacing="false"/>
      <style:text-properties officeooo:rsid="00291d45" officeooo:paragraph-rsid="00291d45"/>
    </style:style>
    <style:style style:name="P67" style:family="paragraph" style:parent-style-name="Text_20_body" style:list-style-name="L2">
      <style:paragraph-properties fo:margin-top="0in" fo:margin-bottom="0in" loext:contextual-spacing="false"/>
      <style:text-properties officeooo:rsid="002ac84a" officeooo:paragraph-rsid="002ac84a"/>
    </style:style>
    <style:style style:name="P68" style:family="paragraph" style:parent-style-name="Text_20_body" style:list-style-name="L2">
      <style:paragraph-properties fo:margin-top="0in" fo:margin-bottom="0in" loext:contextual-spacing="false"/>
      <style:text-properties officeooo:rsid="002c98b4" officeooo:paragraph-rsid="002c98b4"/>
    </style:style>
    <style:style style:name="P69" style:family="paragraph" style:parent-style-name="Text_20_body" style:list-style-name="L2">
      <style:paragraph-properties fo:margin-top="0in" fo:margin-bottom="0in" loext:contextual-spacing="false"/>
      <style:text-properties officeooo:rsid="002cff44" officeooo:paragraph-rsid="002cff44"/>
    </style:style>
    <style:style style:name="P70" style:family="paragraph" style:parent-style-name="Text_20_body" style:list-style-name="L3">
      <style:paragraph-properties fo:margin-top="0in" fo:margin-bottom="0in" loext:contextual-spacing="false"/>
      <style:text-properties officeooo:rsid="002f0f60" officeooo:paragraph-rsid="002f0f60"/>
    </style:style>
    <style:style style:name="P71" style:family="paragraph" style:parent-style-name="Text_20_body" style:list-style-name="L3">
      <style:paragraph-properties fo:margin-top="0in" fo:margin-bottom="0in" loext:contextual-spacing="false"/>
      <style:text-properties officeooo:rsid="0030dd36" officeooo:paragraph-rsid="0030dd36"/>
    </style:style>
    <style:style style:name="P72" style:family="paragraph" style:parent-style-name="Text_20_body" style:list-style-name="L3">
      <style:paragraph-properties fo:margin-top="0in" fo:margin-bottom="0in" loext:contextual-spacing="false"/>
      <style:text-properties officeooo:rsid="00336db1" officeooo:paragraph-rsid="00336db1"/>
    </style:style>
    <style:style style:name="P73" style:family="paragraph" style:parent-style-name="Text_20_body" style:list-style-name="L3">
      <style:paragraph-properties fo:margin-top="0in" fo:margin-bottom="0in" loext:contextual-spacing="false"/>
      <style:text-properties officeooo:rsid="0034c9f9" officeooo:paragraph-rsid="0034c9f9"/>
    </style:style>
    <style:style style:name="T1" style:family="text">
      <style:text-properties officeooo:rsid="00068dd4"/>
    </style:style>
    <style:style style:name="T2" style:family="text">
      <style:text-properties officeooo:rsid="000a5d2e"/>
    </style:style>
    <style:style style:name="T3" style:family="text">
      <style:text-properties officeooo:rsid="000c72de"/>
    </style:style>
    <style:style style:name="T4" style:family="text">
      <style:text-properties officeooo:rsid="000e2b51"/>
    </style:style>
    <style:style style:name="T5" style:family="text">
      <style:text-properties officeooo:rsid="0012aa7a"/>
    </style:style>
    <style:style style:name="T6" style:family="text">
      <style:text-properties officeooo:rsid="001c36f2"/>
    </style:style>
    <style:style style:name="T7" style:family="text">
      <style:text-properties officeooo:rsid="0022ee2e"/>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officeooo:rsid="0022ee2e"/>
    </style:style>
    <style:style style:name="T11" style:family="text">
      <style:text-properties officeooo:rsid="0023d978"/>
    </style:style>
    <style:style style:name="T12" style:family="text">
      <style:text-properties officeooo:rsid="0025909b"/>
    </style:style>
    <style:style style:name="T13" style:family="text">
      <style:text-properties officeooo:rsid="0026099c"/>
    </style:style>
    <style:style style:name="T14" style:family="text">
      <style:text-properties officeooo:rsid="002756c9"/>
    </style:style>
    <style:style style:name="T15" style:family="text">
      <style:text-properties officeooo:rsid="002768f1"/>
    </style:style>
    <style:style style:name="T16" style:family="text">
      <style:text-properties officeooo:rsid="0027951a"/>
    </style:style>
    <style:style style:name="T17" style:family="text">
      <style:text-properties officeooo:rsid="002ac84a"/>
    </style:style>
    <style:style style:name="T18" style:family="text">
      <style:text-properties officeooo:rsid="002c98b4"/>
    </style:style>
    <style:style style:name="T19" style:family="text">
      <style:text-properties officeooo:rsid="003281a7"/>
    </style:style>
    <style:style style:name="T20" style:family="text">
      <style:text-properties officeooo:rsid="00329223"/>
    </style:style>
    <style:style style:name="T21" style:family="text">
      <style:text-properties officeooo:rsid="0034c9f9"/>
    </style:style>
    <style:style style:name="T22" style:family="text">
      <style:text-properties officeooo:rsid="00355903"/>
    </style:style>
    <style:style style:name="T23" style:family="text">
      <style:text-properties officeooo:rsid="00372987"/>
    </style:style>
    <style:style style:name="T24" style:family="text">
      <style:text-properties officeooo:rsid="003d6b61"/>
    </style:style>
    <style:style style:name="T25" style:family="text">
      <style:text-properties officeooo:rsid="00419830"/>
    </style:style>
    <style:style style:name="T26" style:family="text">
      <style:text-properties officeooo:rsid="004b9cb4"/>
    </style:style>
    <style:style style:name="T27" style:family="text">
      <style:text-properties officeooo:rsid="00507daa"/>
    </style:style>
    <style:style style:name="T28" style:family="text">
      <style:text-properties officeooo:rsid="00534da1"/>
    </style:style>
    <style:style style:name="T29" style:family="text">
      <style:text-properties officeooo:rsid="0057a86d"/>
    </style:style>
    <style:style style:name="T30" style:family="text">
      <style:text-properties officeooo:rsid="0057d0ba"/>
    </style:style>
    <style:style style:name="T31" style:family="text">
      <style:text-properties officeooo:rsid="0058d885"/>
    </style:style>
    <style:style style:name="T32" style:family="text">
      <style:text-properties officeooo:rsid="00591455"/>
    </style:style>
    <style:style style:name="T33" style:family="text">
      <style:text-properties officeooo:rsid="005adb68"/>
    </style:style>
    <style:style style:name="T34" style:family="text">
      <style:text-properties officeooo:rsid="005ccdd3"/>
    </style:style>
    <style:style style:name="T35" style:family="text">
      <style:text-properties officeooo:rsid="005d6ff1"/>
    </style:style>
    <style:style style:name="T36" style:family="text">
      <style:text-properties officeooo:rsid="005e9971"/>
    </style:style>
    <style:style style:name="T37" style:family="text">
      <style:text-properties officeooo:rsid="0068b275"/>
    </style:style>
    <style:style style:name="T38" style:family="text">
      <style:text-properties officeooo:rsid="006c0204"/>
    </style:style>
    <style:style style:name="T39" style:family="text">
      <style:text-properties officeooo:rsid="006d5ed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linton Hawkes</text:p>
      <text:p text:style-name="P49">CS162-400</text:p>
      <text:p text:style-name="P49">Reflection Document</text:p>
      <text:p text:style-name="P46"/>
      <text:p text:style-name="P47"><text:span text:style-name="T8">Design:</text:span><text:span text:style-name="T9"> </text:span></text:p>
      <text:p text:style-name="P47"><text:span text:style-name="T10">P</text:span><text:span text:style-name="T5">rogram will have a main function, an Ant class, a Board class, a menu function(s), and a validation function(s).</text:span></text:p>
      <text:list xml:id="list4101027239" text:style-name="L1">
        <text:list-item>
          <text:p text:style-name="P53">Main function – gets data input from the user for the initial setup of the And and Board classes. Mainly used to call functions and</text:p>
          <text:list>
            <text:list-item>
              <text:p text:style-name="P54">Create a bool variable “State” to hold the current state of the simulation</text:p>
            </text:list-item>
            <text:list-item>
              <text:p text:style-name="P54">Call the menu function to display the initial menu</text:p>
              <text:list>
                <text:list-item>
                  <text:p text:style-name="P54">Ask user if they want to begin simulation or quit</text:p>
                  <text:list>
                    <text:list-item>
                      <text:p text:style-name="P55">If begin simulation, return true to the main function</text:p>
                    </text:list-item>
                    <text:list-item>
                      <text:p text:style-name="P55">If quit, return false to the main function</text:p>
                    </text:list-item>
                  </text:list>
                </text:list-item>
              </text:list>
            </text:list-item>
            <text:list-item>
              <text:p text:style-name="P55">If “State” is false, return 0</text:p>
            </text:list-item>
            <text:list-item>
              <text:p text:style-name="P56">Create Ant object</text:p>
            </text:list-item>
            <text:list-item>
              <text:p text:style-name="P56">Create Board object</text:p>
            </text:list-item>
            <text:list-item>
              <text:p text:style-name="P56">Create a while loop that loops until the state variable is false</text:p>
              <text:list>
                <text:list-item>
                  <text:p text:style-name="P56">Ask user how many rows they want the <text:span text:style-name="T6">game </text:span>board to have</text:p>
                  <text:list>
                    <text:list-item>
                      <text:p text:style-name="P56">Set Board variable for rows equal to input</text:p>
                    </text:list-item>
                  </text:list>
                </text:list-item>
                <text:list-item>
                  <text:p text:style-name="P57">Ask user how many columns they want the game board to have<text:tab/></text:p>
                  <text:list>
                    <text:list-item>
                      <text:p text:style-name="P58">Set Board variable for columns equal to input</text:p>
                    </text:list-item>
                  </text:list>
                </text:list-item>
                <text:list-item>
                  <text:p text:style-name="P58">Ask user how many iterations they want the simulation to perform</text:p>
                  <text:list>
                    <text:list-item>
                      <text:p text:style-name="P58">Set <text:span text:style-name="T12">Ant</text:span> variable for number of step<text:span text:style-name="T12">s</text:span> equal to input</text:p>
                    </text:list-item>
                  </text:list>
                </text:list-item>
                <text:list-item>
                  <text:p text:style-name="P59">Ask user if they want the Ant to start in a random location</text:p>
                  <text:list>
                    <text:list-item>
                      <text:p text:style-name="P59">If yes, seed the rand() and assign one random number to the Ant’s x location variable, and then assign another random number to the Ant’s y location variable</text:p>
                    </text:list-item>
                    <text:list-item>
                      <text:p text:style-name="P59">If no</text:p>
                      <text:list>
                        <text:list-item>
                          <text:p text:style-name="P59">Ask user what row they would like the Ant to start on</text:p>
                          <text:list>
                            <text:list-item>
                              <text:p text:style-name="P59">Set Ant’s x location equal to user input</text:p>
                            </text:list-item>
                          </text:list>
                        </text:list-item>
                        <text:list-item>
                          <text:p text:style-name="P59">Ask user what column they would like the Ant to start on</text:p>
                          <text:list>
                            <text:list-item>
                              <text:p text:style-name="P59">Set Ant’s y location equal to user input</text:p>
                            </text:list-item>
                          </text:list>
                        </text:list-item>
                      </text:list>
                    </text:list-item>
                  </text:list>
                </text:list-item>
                <text:list-item>
                  <text:p text:style-name="P60">Call Board function that creates the game board</text:p>
                </text:list-item>
                <text:list-item>
                  <text:p text:style-name="P61">Create while loop that loops until number of iterations is reached</text:p>
                  <text:list>
                    <text:list-item>
                      <text:p text:style-name="P61">Call Board function that prints out the game board</text:p>
                    </text:list-item>
                    <text:list-item>
                      <text:p text:style-name="P61">Call Ant function that changes its orientation</text:p>
                    </text:list-item>
                    <text:list-item>
                      <text:p text:style-name="P61"><text:soft-page-break/>Call Board function that changes the color of the cell</text:p>
                    </text:list-item>
                    <text:list-item>
                      <text:p text:style-name="P61">Call Ant function that advances the Ant</text:p>
                    </text:list-item>
                  </text:list>
                </text:list-item>
                <text:list-item>
                  <text:p text:style-name="P62">Call secondary menu function to ask user if they want to continue or quit</text:p>
                  <text:list>
                    <text:list-item>
                      <text:p text:style-name="P62">If quit, return false back to the state variable in main</text:p>
                    </text:list-item>
                    <text:list-item>
                      <text:p text:style-name="P62">If continue, return true back to the state variable in main</text:p>
                    </text:list-item>
                  </text:list>
                </text:list-item>
                <text:list-item>
                  <text:p text:style-name="P63">If state is true, call Board destructor to clear the game board before beginning the simulation again.</text:p>
                </text:list-item>
              </text:list>
            </text:list-item>
          </text:list>
        </text:list-item>
      </text:list>
      <text:p text:style-name="Text_20_body"/>
      <text:p text:style-name="P48"><text:span text:style-name="T8">Ant Class:</text:span> Used to keep track of variables pertaining to each Ant object, <text:span text:style-name="T7">change the orientation of the Ant, and change the current position of the Ant.</text:span></text:p>
      <text:p text:style-name="P39"><text:tab/><text:span text:style-name="T11">Variables:<text:tab/>int antXCoord<text:tab/><text:tab/>Functions:<text:tab/>getXCoord</text:span></text:p>
      <text:p text:style-name="P39"><text:tab/><text:tab/><text:tab/> <text:s text:c="4"/><text:span text:style-name="T11">antYCoord<text:tab/><text:tab/><text:tab/><text:tab/>setXCoord</text:span></text:p>
      <text:p text:style-name="P39"><text:tab/><text:tab/><text:tab/> <text:s text:c="4"/><text:span text:style-name="T11">orientation<text:tab/><text:tab/><text:tab/><text:tab/>getYCoord</text:span></text:p>
      <text:p text:style-name="P39"><text:tab/><text:tab/><text:tab/> <text:s text:c="4"/><text:span text:style-name="T12">numOfSteps<text:tab/><text:tab/><text:tab/>setYCoord</text:span></text:p>
      <text:p text:style-name="P39"><text:tab/><text:tab/><text:tab/><text:tab/><text:tab/><text:tab/><text:tab/><text:tab/><text:span text:style-name="T13">getOrientation</text:span></text:p>
      <text:p text:style-name="P39"><text:tab/><text:tab/><text:tab/><text:tab/><text:tab/><text:tab/><text:tab/><text:tab/><text:span text:style-name="T13">setOrientation</text:span></text:p>
      <text:p text:style-name="P39"><text:tab/><text:tab/><text:tab/><text:tab/><text:tab/><text:tab/><text:tab/><text:tab/><text:span text:style-name="T13">getNumSteps</text:span></text:p>
      <text:p text:style-name="P39"><text:tab/><text:tab/><text:tab/><text:tab/><text:tab/><text:tab/><text:tab/><text:tab/>setNumSteps<text:tab/><text:tab/><text:tab/><text:tab/><text:tab/><text:tab/><text:tab/><text:tab/><text:tab/><text:tab/><text:tab/><text:tab/>advance</text:p>
      <text:p text:style-name="P42"><text:tab/><text:tab/><text:tab/><text:tab/><text:tab/><text:tab/><text:tab/><text:tab/><text:span text:style-name="T18">changeOrientation</text:span></text:p>
      <text:list xml:id="list1934560367" text:style-name="L2">
        <text:list-item>
          <text:p text:style-name="P66">Ant::advance() - changes Ant’s coordinates</text:p>
          <text:list>
            <text:list-item>
              <text:p text:style-name="P66">Use orientation variable in a switch statement (0=west, 1=north, 2=east, 3=south)</text:p>
              <text:list>
                <text:list-item>
                  <text:p text:style-name="P66">Case 0: <text:span text:style-name="T17">antYCoord--</text:span></text:p>
                </text:list-item>
                <text:list-item>
                  <text:p text:style-name="P67">Case 1: antXCoord--</text:p>
                </text:list-item>
                <text:list-item>
                  <text:p text:style-name="P67">Case 2: antYCoord++</text:p>
                </text:list-item>
                <text:list-item>
                  <text:p text:style-name="P67">Case 3: antXCoord++</text:p>
                </text:list-item>
              </text:list>
            </text:list-item>
            <text:list-item>
              <text:p text:style-name="P67">Check bounds of board against Ant coordinates. If <text:span text:style-name="T18">a coordinate is off the board, move it to the other side of the board.</text:span></text:p>
              <text:p text:style-name="P67"/>
            </text:list-item>
          </text:list>
        </text:list-item>
        <text:list-item>
          <text:p text:style-name="P68">Ant::changeOrientation() - changes the direction the Ant if facing</text:p>
          <text:list>
            <text:list-item>
              <text:p text:style-name="P69">If Ant is on a ‘ ‘, orientation = (orientation+5)%4 (*eliminating negative values)</text:p>
            </text:list-item>
            <text:list-item>
              <text:p text:style-name="P69">If Ant is on a #, orientation = (orientation+3)%4 (*eliminating negative values)</text:p>
            </text:list-item>
          </text:list>
        </text:list-item>
      </text:list>
      <text:p text:style-name="P39"/>
      <text:p text:style-name="P39"/>
      <text:p text:style-name="P41"><text:span text:style-name="T8">Board Class:</text:span> Used to keep track of variables pertaining to every Board object. </text:p>
      <text:p text:style-name="P50"><text:tab/>Variables:<text:tab/>int numRow<text:tab/><text:tab/>Functions:<text:tab/>getNumRow</text:p>
      <text:p text:style-name="P40"><text:tab/><text:tab/><text:tab/> <text:s text:c="4"/><text:span text:style-name="T14">numCol<text:tab/><text:tab/><text:tab/><text:tab/>setNumRow</text:span></text:p>
      <text:p text:style-name="P40"><text:tab/><text:tab/><text:tab/><text:span text:style-name="T15">char** board<text:tab/><text:tab/><text:tab/><text:tab/>getNumCol</text:span></text:p>
      <text:p text:style-name="P40"><text:tab/><text:tab/><text:tab/><text:span text:style-name="T12"><text:tab/><text:tab/><text:tab/><text:tab/> <text:s text:c="2"/><text:tab/>setNumCol</text:span></text:p>
      <text:p text:style-name="P40"><text:tab/><text:tab/><text:tab/><text:tab/><text:tab/><text:tab/><text:tab/><text:tab/><text:span text:style-name="T16">createBoard</text:span></text:p>
      <text:p text:style-name="P40"><text:tab/><text:tab/><text:tab/><text:tab/><text:tab/><text:tab/><text:tab/><text:tab/><text:span text:style-name="T16">printBoard</text:span></text:p>
      <text:p text:style-name="P40"><text:tab/><text:tab/><text:tab/><text:tab/><text:tab/><text:tab/><text:tab/><text:tab/><text:span text:style-name="T16">changeColor</text:span></text:p>
      <text:list xml:id="list4070648673" text:style-name="L3">
        <text:list-item>
          <text:p text:style-name="P70"><text:soft-page-break/>Board::createBoard() - dynamically creates a 2d array of chars for the game</text:p>
          <text:list>
            <text:list-item>
              <text:p text:style-name="P70">Point char** board to an array of pointers the size of numRow</text:p>
              <text:list>
                <text:list-item>
                  <text:p text:style-name="P70">Create an array of chars for each pointer in board. Each array of chars should be the size of numCol</text:p>
                </text:list-item>
              </text:list>
            </text:list-item>
            <text:list-item>
              <text:p text:style-name="P71">Fill the 2d array of chars with spaces </text:p>
            </text:list-item>
          </text:list>
          <text:p text:style-name="P71"/>
        </text:list-item>
        <text:list-item>
          <text:p text:style-name="P72">Board::printBoard() - prints out the game board</text:p>
          <text:list>
            <text:list-item>
              <text:p text:style-name="P72">Loop for the number of rows</text:p>
              <text:list>
                <text:list-item>
                  <text:p text:style-name="P72">Loop for the number of columns</text:p>
                  <text:list>
                    <text:list-item>
                      <text:p text:style-name="P72">If current position is same as the Ant</text:p>
                      <text:list>
                        <text:list-item>
                          <text:p text:style-name="P72">Print *</text:p>
                        </text:list-item>
                      </text:list>
                    </text:list-item>
                    <text:list-item>
                      <text:p text:style-name="P72">Print board[row][col]</text:p>
                    </text:list-item>
                  </text:list>
                </text:list-item>
              </text:list>
            </text:list-item>
          </text:list>
          <text:p text:style-name="P72"/>
        </text:list-item>
        <text:list-item>
          <text:p text:style-name="P72"><text:s/><text:span text:style-name="T21">Board::changeColor() - changes the color of the board where the ant is located</text:span></text:p>
          <text:list>
            <text:list-item>
              <text:p text:style-name="P73">If current position is ‘ ‘</text:p>
              <text:list>
                <text:list-item>
                  <text:p text:style-name="P73">Change to #</text:p>
                </text:list-item>
              </text:list>
            </text:list-item>
            <text:list-item>
              <text:p text:style-name="P73">Else</text:p>
              <text:list>
                <text:list-item>
                  <text:p text:style-name="P73">Change to ‘ ‘</text:p>
                </text:list-item>
              </text:list>
            </text:list-item>
          </text:list>
        </text:list-item>
      </text:list>
      <text:p text:style-name="P45"/>
      <text:p text:style-name="P43">Menu Function: The menu functions print out greetings, instructions and options to the user. <text:span text:style-name="T19">The functions will get input from the user and return the appropriate bool to the main().</text:span></text:p>
      <text:p text:style-name="P43"/>
      <text:p text:style-name="P44">Validation Function: The validation function will receive input from the user, <text:span text:style-name="T20">check that the input is the correct data type, check if the input is within the specified range, and if it fails these test, the user will be prompted to enter a valid input. </text:span>The validation functions will return a value of the indicated type back to the main() after <text:span text:style-name="T20">all the tests are passed.</text:span></text:p>
      <text:p text:style-name="P64"/>
      <text:p text:style-name="P64">Test Plan for yesNoValidatio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Test Case</text:p>
          </table:table-cell>
          <table:table-cell table:style-name="Table2.A1" office:value-type="string">
            <text:p text:style-name="P2">Input Value</text:p>
          </table:table-cell>
          <table:table-cell table:style-name="Table2.A1" office:value-type="string">
            <text:p text:style-name="P2">Expected Result</text:p>
          </table:table-cell>
          <table:table-cell table:style-name="Table2.D1" office:value-type="string">
            <text:p text:style-name="P2">Observed Result</text:p>
          </table:table-cell>
        </table:table-row>
        <table:table-row>
          <table:table-cell table:style-name="Table2.A2" office:value-type="string">
            <text:p text:style-name="P6">Char</text:p>
            <text:p text:style-name="P14">(not y or n)</text:p>
          </table:table-cell>
          <table:table-cell table:style-name="Table2.A2" office:value-type="string">
            <text:p text:style-name="P6">A, c, +, ., </text:p>
          </table:table-cell>
          <table:table-cell table:style-name="Table2.A2" office:value-type="string">
            <text:p text:style-name="P13">“<text:span text:style-name="T1">Please enter yes or no.”</text:span></text:p>
          </table:table-cell>
          <table:table-cell table:style-name="Table2.D2" office:value-type="string">
            <text:p text:style-name="P13">“<text:span text:style-name="T1">Please enter yes or no.”</text:span></text:p>
          </table:table-cell>
        </table:table-row>
        <table:table-row>
          <table:table-cell table:style-name="Table2.A2" office:value-type="string">
            <text:p text:style-name="P6">String</text:p>
            <text:p text:style-name="P14">(not beginning with y or n)</text:p>
          </table:table-cell>
          <table:table-cell table:style-name="Table2.A2" office:value-type="string">
            <text:p text:style-name="P6">Four, .five, <text:span text:style-name="T3">go, .no</text:span></text:p>
          </table:table-cell>
          <table:table-cell table:style-name="Table2.A2" office:value-type="string">
            <text:p text:style-name="P13">“<text:span text:style-name="T1">Please enter yes or no.”</text:span></text:p>
          </table:table-cell>
          <table:table-cell table:style-name="Table2.D2" office:value-type="string">
            <text:p text:style-name="P13">“<text:span text:style-name="T1">Please enter yes or no.”</text:span></text:p>
          </table:table-cell>
        </table:table-row>
        <table:table-row>
          <table:table-cell table:style-name="Table2.A2" office:value-type="string">
            <text:p text:style-name="P6">Float</text:p>
          </table:table-cell>
          <table:table-cell table:style-name="Table2.A2" office:value-type="string">
            <text:p text:style-name="P6">6.31, 07.0, <text:span text:style-name="T2">8.8</text:span></text:p>
          </table:table-cell>
          <table:table-cell table:style-name="Table2.A2" office:value-type="string">
            <text:p text:style-name="P13">“<text:span text:style-name="T1">Please enter yes or no.”</text:span></text:p>
          </table:table-cell>
          <table:table-cell table:style-name="Table2.D2" office:value-type="string">
            <text:p text:style-name="P13">“<text:span text:style-name="T1">Please enter yes or no.”</text:span></text:p>
          </table:table-cell>
        </table:table-row>
        <table:table-row>
          <table:table-cell table:style-name="Table2.A2" office:value-type="string">
            <text:p text:style-name="P14">Integer</text:p>
          </table:table-cell>
          <table:table-cell table:style-name="Table2.A2" office:value-type="string">
            <text:p text:style-name="P14">1, 121, 0</text:p>
          </table:table-cell>
          <table:table-cell table:style-name="Table2.A2" office:value-type="string">
            <text:p text:style-name="P13">“<text:span text:style-name="T1">Please enter yes or no.”</text:span></text:p>
          </table:table-cell>
          <table:table-cell table:style-name="Table2.D2" office:value-type="string">
            <text:p text:style-name="P13">“<text:span text:style-name="T1">Please enter yes or no.”</text:span></text:p>
          </table:table-cell>
        </table:table-row>
        <table:table-row>
          <table:table-cell table:style-name="Table2.A2" office:value-type="string">
            <text:p text:style-name="P15">String</text:p>
            <text:p text:style-name="P15">(beginning with y or n)</text:p>
          </table:table-cell>
          <table:table-cell table:style-name="Table2.A2" office:value-type="string">
            <text:p text:style-name="P15">Yes, yes, You, No, no, not</text:p>
          </table:table-cell>
          <table:table-cell table:style-name="Table2.A2" office:value-type="string">
            <text:p text:style-name="P15">Function accepts input if first letter in string is upper/lower y or n. Returns appropriate result to main()</text:p>
          </table:table-cell>
          <table:table-cell table:style-name="Table2.D2" office:value-type="string">
            <text:p text:style-name="P15">Function accepts input if first letter in string is upper/lower y or n. Returns appropriate result to main()</text:p>
          </table:table-cell>
        </table:table-row>
        <table:table-row>
          <table:table-cell table:style-name="Table2.A2" office:value-type="string">
            <text:p text:style-name="P15">Char</text:p>
            <text:p text:style-name="P15">(y or n)</text:p>
          </table:table-cell>
          <table:table-cell table:style-name="Table2.A2" office:value-type="string">
            <text:p text:style-name="P15">Y, y, N, n</text:p>
          </table:table-cell>
          <table:table-cell table:style-name="Table2.A2" office:value-type="string">
            <text:p text:style-name="P16">Function accepts input if <text:span text:style-name="T4">char </text:span>is upper/lower y or n. Returns appropriate result to main()</text:p>
          </table:table-cell>
          <table:table-cell table:style-name="Table2.D2" office:value-type="string">
            <text:p text:style-name="P16">Function accepts input if <text:span text:style-name="T4">char </text:span>is upper/lower y or n. Returns appropriate result to main()</text:p>
          </table:table-cell>
        </table:table-row>
      </table:table>
      <text:p text:style-name="P26"/>
      <text:p text:style-name="P27"/>
      <text:p text:style-name="P27"/>
      <text:p text:style-name="P27"><text:soft-page-break/>Test Plan for integerValidation()</text:p>
      <text:p text:style-name="P2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Test Case</text:p>
          </table:table-cell>
          <table:table-cell table:style-name="Table1.A1" office:value-type="string">
            <text:p text:style-name="P1">Input Value</text:p>
          </table:table-cell>
          <table:table-cell table:style-name="Table1.A1" office:value-type="string">
            <text:p text:style-name="P1">Expected Result</text:p>
          </table:table-cell>
          <table:table-cell table:style-name="Table1.D1" office:value-type="string">
            <text:p text:style-name="P1">Observed Result</text:p>
          </table:table-cell>
        </table:table-row>
        <table:table-row>
          <table:table-cell table:style-name="Table1.A2" office:value-type="string">
            <text:p text:style-name="P5">Char</text:p>
          </table:table-cell>
          <table:table-cell table:style-name="Table1.A2" office:value-type="string">
            <text:p text:style-name="P5">A, c, +, .</text:p>
          </table:table-cell>
          <table:table-cell table:style-name="Table1.A2" office:value-type="string">
            <text:p text:style-name="P10">“<text:span text:style-name="T1">Please enter a valid integer.”</text:span></text:p>
          </table:table-cell>
          <table:table-cell table:style-name="Table1.D2" office:value-type="string">
            <text:p text:style-name="P12">“<text:span text:style-name="T1">Please enter a valid integer.”</text:span></text:p>
          </table:table-cell>
        </table:table-row>
        <table:table-row>
          <table:table-cell table:style-name="Table1.A2" office:value-type="string">
            <text:p text:style-name="P5">String</text:p>
          </table:table-cell>
          <table:table-cell table:style-name="Table1.A2" office:value-type="string">
            <text:p text:style-name="P5">Four, .five, <text:span text:style-name="T2">yes</text:span></text:p>
          </table:table-cell>
          <table:table-cell table:style-name="Table1.A2" office:value-type="string">
            <text:p text:style-name="P11">“<text:span text:style-name="T1">Please enter a valid integer.”</text:span></text:p>
          </table:table-cell>
          <table:table-cell table:style-name="Table1.D2" office:value-type="string">
            <text:p text:style-name="P11">“<text:span text:style-name="T1">Please enter a valid integer.”</text:span></text:p>
          </table:table-cell>
        </table:table-row>
        <table:table-row>
          <table:table-cell table:style-name="Table1.A2" office:value-type="string">
            <text:p text:style-name="P5">Float</text:p>
          </table:table-cell>
          <table:table-cell table:style-name="Table1.A2" office:value-type="string">
            <text:p text:style-name="P5">6.31, 07.0, <text:span text:style-name="T2">8.8</text:span></text:p>
          </table:table-cell>
          <table:table-cell table:style-name="Table1.A2" office:value-type="string">
            <text:p text:style-name="P11">“<text:span text:style-name="T1">Please enter a valid integer.”</text:span></text:p>
          </table:table-cell>
          <table:table-cell table:style-name="Table1.D2" office:value-type="string">
            <text:p text:style-name="P11">“<text:span text:style-name="T1">Please enter a valid integer.”</text:span></text:p>
          </table:table-cell>
        </table:table-row>
        <table:table-row>
          <table:table-cell table:style-name="Table1.A2" office:value-type="string">
            <text:p text:style-name="P7">&lt; Min </text:p>
            <text:p text:style-name="P7">(set at 5)</text:p>
          </table:table-cell>
          <table:table-cell table:style-name="Table1.A2" office:value-type="string">
            <text:p text:style-name="P7">0, 4, -5</text:p>
          </table:table-cell>
          <table:table-cell table:style-name="Table1.A2" office:value-type="string">
            <text:p text:style-name="P11">“<text:span text:style-name="T1">Please enter a valid integer.”</text:span></text:p>
          </table:table-cell>
          <table:table-cell table:style-name="Table1.D2" office:value-type="string">
            <text:p text:style-name="P11">“<text:span text:style-name="T1">Please enter a valid integer.”</text:span></text:p>
          </table:table-cell>
        </table:table-row>
        <table:table-row>
          <table:table-cell table:style-name="Table1.A2" office:value-type="string">
            <text:p text:style-name="P7">&gt; Max</text:p>
            <text:p text:style-name="P7">(set at 200)</text:p>
          </table:table-cell>
          <table:table-cell table:style-name="Table1.A2" office:value-type="string">
            <text:p text:style-name="P7">201, 1005</text:p>
          </table:table-cell>
          <table:table-cell table:style-name="Table1.A2" office:value-type="string">
            <text:p text:style-name="P11">“<text:span text:style-name="T1">Please enter a valid integer.”</text:span></text:p>
          </table:table-cell>
          <table:table-cell table:style-name="Table1.D2" office:value-type="string">
            <text:p text:style-name="P11">“<text:span text:style-name="T1">Please enter a valid integer.”</text:span></text:p>
          </table:table-cell>
        </table:table-row>
        <table:table-row>
          <table:table-cell table:style-name="Table1.A2" office:value-type="string">
            <text:p text:style-name="P8">Lower limit</text:p>
            <text:p text:style-name="P9">(min=5)</text:p>
          </table:table-cell>
          <table:table-cell table:style-name="Table1.A2" office:value-type="string">
            <text:p text:style-name="P8">5</text:p>
          </table:table-cell>
          <table:table-cell table:style-name="Table1.A2" office:value-type="string">
            <text:p text:style-name="P8">Function accept and return value to main()</text:p>
          </table:table-cell>
          <table:table-cell table:style-name="Table1.D2" office:value-type="string">
            <text:p text:style-name="P8">Function accepted 5 and returned 5 to main()</text:p>
          </table:table-cell>
        </table:table-row>
        <table:table-row>
          <table:table-cell table:style-name="Table1.A2" office:value-type="string">
            <text:p text:style-name="P8">Upper limit</text:p>
            <text:p text:style-name="P9">(max=200)</text:p>
          </table:table-cell>
          <table:table-cell table:style-name="Table1.A2" office:value-type="string">
            <text:p text:style-name="P8">200</text:p>
          </table:table-cell>
          <table:table-cell table:style-name="Table1.A2" office:value-type="string">
            <text:p text:style-name="P8">Function accept and return value to main()</text:p>
          </table:table-cell>
          <table:table-cell table:style-name="Table1.D2" office:value-type="string">
            <text:p text:style-name="P8">Function accepted 200 and returned 200 to main()</text:p>
          </table:table-cell>
        </table:table-row>
      </table:table>
      <text:p text:style-name="Standard"/>
      <text:p text:style-name="Standard"/>
      <text:p text:style-name="P28">Test Plan fo<text:span text:style-name="T22">r Langton’s Ant</text:span></text:p>
      <text:p text:style-name="P28"/>
      <table:table table:name="Table3" table:style-name="Table3">
        <table:table-column table:style-name="Table3.A"/>
        <table:table-column table:style-name="Table3.B"/>
        <table:table-column table:style-name="Table3.C"/>
        <table:table-row>
          <table:table-cell table:style-name="Table3.A1" office:value-type="string">
            <text:p text:style-name="P3">Test Case</text:p>
          </table:table-cell>
          <table:table-cell table:style-name="Table3.A1" office:value-type="string">
            <text:p text:style-name="P4">Description</text:p>
          </table:table-cell>
          <table:table-cell table:style-name="Table3.C1" office:value-type="string">
            <text:p text:style-name="P3">Expected Result</text:p>
          </table:table-cell>
        </table:table-row>
        <table:table-row>
          <table:table-cell table:style-name="Table3.A2" office:value-type="string">
            <text:p text:style-name="P17">Board Creation</text:p>
          </table:table-cell>
          <table:table-cell table:style-name="Table3.A2" office:value-type="string">
            <text:p text:style-name="P18">1. Call createBoard() function after receiving size specs from the user.</text:p>
            <text:p text:style-name="P18">2. <text:span text:style-name="T23">Rows=10 and Cols=30</text:span></text:p>
            <text:p text:style-name="P19">3. Call printBoard() function to display the newly created board.</text:p>
          </table:table-cell>
          <table:table-cell table:style-name="Table3.C2" office:value-type="string">
            <text:p text:style-name="P19">Board should be dynamically created and contain 10 rows/30 columns.</text:p>
            <text:p text:style-name="P20">Placement of the Ant should match the Ant’s X and Y coordinates.</text:p>
            <text:p text:style-name="P20"/>
          </table:table-cell>
        </table:table-row>
        <table:table-row>
          <table:table-cell table:style-name="Table3.A2" office:value-type="string">
            <text:p text:style-name="P17">Ant Movement</text:p>
          </table:table-cell>
          <table:table-cell table:style-name="Table3.A2" office:value-type="string">
            <text:p text:style-name="P20">1. Set number of moves to be 100</text:p>
            <text:p text:style-name="P20">2. Set number of rows to 10</text:p>
            <text:p text:style-name="P20">3. Set number of cols to 10</text:p>
            <text:p text:style-name="P20">4. Set ant start row to 5</text:p>
            <text:p text:style-name="P20">5. Set ant start col to 5</text:p>
          </table:table-cell>
          <table:table-cell table:style-name="Table3.C2" office:value-type="string">
            <text:p text:style-name="P22">Ant should turn right 90 degrees if it is on a white square and advance.</text:p>
            <text:p text:style-name="P22">Ant should turn left 90 degrees if it is on a black square and advance.</text:p>
            <text:p text:style-name="P22">Ant should move forward in the correct direction base on its current orientation.</text:p>
            <text:p text:style-name="P24">Ant should move to the opposite side of the board when it encounters a wall.</text:p>
          </table:table-cell>
        </table:table-row>
        <table:table-row>
          <table:table-cell table:style-name="Table3.A2" office:value-type="string">
            <text:p text:style-name="P22">Board Color</text:p>
          </table:table-cell>
          <table:table-cell table:style-name="Table3.A2" office:value-type="string">
            <text:p text:style-name="P21">1. Set number of moves to be 100</text:p>
            <text:p text:style-name="P21">2. Set number of rows to 10</text:p>
            <text:p text:style-name="P21">3. Set number of cols to 10</text:p>
            <text:p text:style-name="P21">4. Set ant start row to 5</text:p>
            <text:p text:style-name="P21">5. Set ant start col to 5</text:p>
          </table:table-cell>
          <table:table-cell table:style-name="Table3.C2" office:value-type="string">
            <text:p text:style-name="P22">Board square should change color after the Ant leaves each square.</text:p>
          </table:table-cell>
        </table:table-row>
        <table:table-row>
          <table:table-cell table:style-name="Table3.A2" office:value-type="string">
            <text:p text:style-name="P24">Menu 1</text:p>
          </table:table-cell>
          <table:table-cell table:style-name="Table3.A2" office:value-type="string">
            <text:p text:style-name="P24">1. Choose option to quit</text:p>
            <text:p text:style-name="P24">2. Choose option to play</text:p>
          </table:table-cell>
          <table:table-cell table:style-name="Table3.C2" office:value-type="string">
            <text:p text:style-name="P24">Option to quit exited the program.</text:p>
            <text:p text:style-name="P24">Option to play started the simulation.</text:p>
          </table:table-cell>
        </table:table-row>
        <table:table-row>
          <table:table-cell table:style-name="Table3.A2" office:value-type="string">
            <text:p text:style-name="P24">Menu 2</text:p>
          </table:table-cell>
          <table:table-cell table:style-name="Table3.A2" office:value-type="string">
            <text:p text:style-name="P24">1. Choose option to quit</text:p>
            <text:p text:style-name="P24">2. Choose option to play</text:p>
          </table:table-cell>
          <table:table-cell table:style-name="Table3.C2" office:value-type="string">
            <text:p text:style-name="P24">Option to quit exited the program.</text:p>
            <text:p text:style-name="P24">Option to play started the simulation.</text:p>
          </table:table-cell>
        </table:table-row>
        <table:table-row>
          <table:table-cell table:style-name="Table3.A2" office:value-type="string">
            <text:p text:style-name="P23">Memory Leak</text:p>
          </table:table-cell>
          <table:table-cell table:style-name="Table3.A2" office:value-type="string">
            <text:p text:style-name="P23">1. Start and run program using valgrind. Play simulation 3 times without exiting program between.</text:p>
            <text:p text:style-name="P23">Use different board sizes each time the simulation is run. Exit </text:p>
            <text:p text:style-name="P23">2. Start program and immediately quit.</text:p>
          </table:table-cell>
          <table:table-cell table:style-name="Table3.C2" office:value-type="string">
            <text:p text:style-name="P23">There should be no memory leaks for either of these cases.</text:p>
          </table:table-cell>
        </table:table-row>
        <table:table-row>
          <table:table-cell table:style-name="Table3.A2" office:value-type="string">
            <text:p text:style-name="P25">Board Size</text:p>
          </table:table-cell>
          <table:table-cell table:style-name="Table3.A2" office:value-type="string">
            <text:p text:style-name="P25">1. Run program rows=5 and col=5</text:p>
            <text:p text:style-name="P25">2. Run program rows=100 and col=80</text:p>
            <text:p text:style-name="P25">3. Run program rows=150 and col=150</text:p>
          </table:table-cell>
          <table:table-cell table:style-name="Table3.C2" office:value-type="string">
            <text:p text:style-name="P25">Board should be created according to spec in each of these cases.</text:p>
            <text:p text:style-name="P25">Program should not crash at anytime during use.</text:p>
          </table:table-cell>
        </table:table-row>
        <table:table-row>
          <table:table-cell table:style-name="Table3.A2" office:value-type="string">
            <text:p text:style-name="P25">Iterations</text:p>
          </table:table-cell>
          <table:table-cell table:style-name="Table3.A2" office:value-type="string">
            <text:p text:style-name="P25">1. Run program with 5 iterations</text:p>
            <text:p text:style-name="P25"><text:soft-page-break/>2. Run program with 25000 iterations</text:p>
            <text:p text:style-name="P25">3. Run program with 12000 iterations</text:p>
          </table:table-cell>
          <table:table-cell table:style-name="Table3.C2" office:value-type="string">
            <text:p text:style-name="P25">Program should run <text:span text:style-name="T24">without crashing for each </text:span><text:soft-page-break/><text:span text:style-name="T24">of these cases.</text:span></text:p>
          </table:table-cell>
        </table:table-row>
      </table:table>
      <text:p text:style-name="P29"/>
      <text:p text:style-name="P29"/>
      <text:p text:style-name="P37">Reflection:</text:p>
      <text:p text:style-name="P30"/>
      <text:p text:style-name="P31">After spending the past couple weeks working on Langton’s Ant problem, I can definitively <text:span text:style-name="T25">say this <text:s/>project has been my favorite and most rewarding in the program thus far. It hasn’t been easy for me, mind you. There where times when I had no idea how to proceed for hours at a time. I encountered roadblocks and frustration here and there, but the times when I felt on top of the world after solving the problems I was facing made up for the hassle. All in all, I learned a lot and I enjoyed doing it. Now, time for the details.</text:span></text:p>
      <text:p text:style-name="P31"/>
      <text:p text:style-name="P32"><text:span text:style-name="T29">For this reflection, </text:span>I will try to <text:span text:style-name="T29">group my narrative</text:span> into the following <text:span text:style-name="T30">topics</text:span>: Issues encountered <text:span text:style-name="T29">and</text:span> changes made.</text:p>
      <text:p text:style-name="P32"/>
      <text:p text:style-name="P34">Issues Encountered:</text:p>
      <text:p text:style-name="P34"/>
      <text:p text:style-name="P33">The first issue I <text:span text:style-name="T34">encountered during</text:span> this project <text:span text:style-name="T34">was finding the desire to </text:span>creat<text:span text:style-name="T34">e</text:span> a design <text:span text:style-name="T34">and test </text:span>plan <text:span text:style-name="T34">before coding</text:span>. <text:span text:style-name="T33">Every time I start a new coding project, I have to force myself to sit down and plan out. I always feel the need to hop on vim and begin coding before I even know what I am going to code. I know coding before planning is not efficient and typically turns out rougher code as projects get larger, but I can’t seem to break the habit. I’m glad this course emphasizes the need to create a design/test/reflection document before coding, because I hope it will give me the push needed to change my ways.</text:span></text:p>
      <text:p text:style-name="P33"/>
      <text:p text:style-name="P51">Another issue that I encountered was memory leaks. This one had me stumped for a bit. I would run <text:span text:style-name="T35">my</text:span> program one time through and end the program with no leaks. I then ran the program a couple times without quitting between runs and experienced leaks upon termination. I soon found out that I was not deleting the allocated memory before running the program again, <text:span text:style-name="T31">so I scrolled</text:span> to the end of my while loop and <text:span text:style-name="T31">typed a line of code that </text:span>call<text:span text:style-name="T31">s</text:span> the destructor after each loop. I thought <text:span text:style-name="T27">this would do the trick, but</text:span> <text:span text:style-name="T27">it</text:span> <text:span text:style-name="T32">actually </text:span>ca<text:span text:style-name="T27">used</text:span> some problems of its own. I was now deleting more memory than I had <text:span text:style-name="T27">allocated</text:span> dynamically. <text:span text:style-name="T27">I discovered that I needed to type an if statement that explicitly calls the Ant destructor only if the user chooses to play again. If the user chooses to quit, the destructor would be called on its own when the Ant object went out of scope. If I did not type the if statement, the destructor would be called twice when the user quit. Once explicitly when the while loop ended and again when the Ant object went out of scope. This is what caused the issue of too much memory to being deleted. This issue taught me a lot.</text:span></text:p>
      <text:p text:style-name="P51"/>
      <text:p text:style-name="P52">Last but not least, input validation. I spent much more time on <text:span text:style-name="T37">input</text:span> validation than I thought I was going to <text:span text:style-name="T37">need</text:span>. I tried several approaches, but none of them were successful at weeding out the invalid input. After searching online for a couple hours, I finally found a post on StackExchange about using stringstream to validate data. It sounded promising, so I gave it a shot. It worked! <text:span text:style-name="T37">All the invalid inputs were rejected, and I have a validation function that I can use in future projects. It is such a relief to have this function in my arsenal now.</text:span></text:p>
      <text:p text:style-name="P33"/>
      <text:p text:style-name="P34">Changes Made:</text:p>
      <text:p text:style-name="P34"/>
      <text:p text:style-name="P34">I had originally planned to use an Ant class and a Board class to implement Langton’s Ant. The further I got into the project, the more <text:span text:style-name="T38">I started to doubt my approach of using two different classes</text:span>. By combining the classes into one class, I w<text:span text:style-name="T38">ould</text:span> able to <text:span text:style-name="T26">avoid using two different types of class </text:span><text:soft-page-break/><text:span text:style-name="T26">objects for very closely related operations. I concluded that the Board and Ant <text:s/>classes did not differ enough to warrant a class for each of them, so I combined them into one class named Ant. </text:span></text:p>
      <text:p text:style-name="P34"/>
      <text:p text:style-name="P35">Another change I made along the way was to breakup the validation function into multiple functions. The function used depends on the type of data being validated, so if I need to validate an integer, I would use the integerValidation function. If I needed to validate a yes or no response, I use the yesNoValidation function. Breaking the validation function up into separate functions allowed the code to be clean and concise, because there are few conditions that need to be checked if <text:span text:style-name="T39">the function</text:span> is <text:span text:style-name="T39">only </text:span>working with one data type.</text:p>
      <text:p text:style-name="P35"/>
      <text:p text:style-name="P36">During the planning process, I thought I only needed one menu function for the project. I wasn’t thinking about the <text:span text:style-name="T28">additional code that would be required to work in the way I needed. By making a menu function for the main menu and another menu function for the secondary menu, I was able to keep the code in the functions simple and clean. Best of all, they are both reusable.</text:span></text:p>
      <text:p text:style-name="P36"/>
      <text:p text:style-name="P38">This concludes my reflection of project 1. I don’t remember everything <text:span text:style-name="T36">that occurred while completing the project, but I believe the I included the main points. Moving forward, I think I will keep a log while working on the projects so I don’t forget any details. It should make the project design document easier to complete as well. I look forward to the next challenge in this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4-13T21:40:20.015276714</dc:date>
    <meta:editing-duration>PT1H15M30S</meta:editing-duration>
    <meta:editing-cycles>24</meta:editing-cycles>
    <meta:generator>LibreOffice/6.1.4.2$Linux_X86_64 LibreOffice_project/10$Build-2</meta:generator>
    <meta:document-statistic meta:table-count="3" meta:image-count="0" meta:object-count="0" meta:page-count="6" meta:paragraph-count="218" meta:word-count="2328" meta:character-count="12821" meta:non-whitespace-character-count="10618"/>
  </office:meta>
</office:document-meta>
</file>